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65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08" calcext:value-type="date">
            <text:p>8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12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915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6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8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9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8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0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1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.00.0000</text:date>, <text:time style:data-style-name="N2" text:time-value="23:30:00.3370153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29S</meta:editing-duration>
    <meta:editing-cycles>649</meta:editing-cycles>
    <meta:generator>LibreOffice/7.0.4.2$Linux_X86_64 LibreOffice_project/00$Build-2</meta:generator>
    <meta:initial-creator>Mensch Meyer</meta:initial-creator>
    <dc:date>2021-02-08T23:30:01.383070729</dc:date>
    <meta:print-date>2018-03-22T10:16:17.782000000</meta:print-date>
    <meta:printed-by>Mensch Meyer</meta:printed-by>
    <dc:creator>Mikis Hofer</dc:creator>
    <meta:document-statistic meta:table-count="4" meta:cell-count="3201" meta:object-count="4"/>
  </office:meta>
</office:document-meta>
</file>